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Ejercicios Git, GitHub y Markdown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1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  <text:list-item>
          <text:p text:style-name="P7">Clonar vuestro repositio en local.</text:p>
        </text:list-item>
      </text:list>
      <text:h text:style-name="Heading_20_2" text:outline-level="2">README</text:h>
      <text:list text:style-name="L8">
        <text:list-item>
          <text:p text:style-name="P8">Crear (si no lo habéis creado ya) en vuestro repositorio local un documento <text:span text:style-name="T20">README.md</text:span>.</text:p>
        </text:list-item>
      </text:list>
      <text:p text:style-name="P9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<text:span text:style-name="T31">necesarias</text:span>.</text:p>
      <text:h text:style-name="Heading_20_2" text:outline-level="2">Commit inicial</text:h>
      <text:list text:style-name="L9">
        <text:list-item>
          <text:p text:style-name="P10">Añadir al README.md los comanddos utilizados hasta ahora y hacer un coomit inicial con el mensaje <text:span text:style-name="T32">commit</text:span><text:span text:style-name="T33"> </text:span><text:span text:style-name="T34">inicial</text:span>.</text:p>
        </text:list-item>
      </text:list>
      <text:h text:style-name="Heading_20_2" text:outline-level="2">Push inicial</text:h>
      <text:list text:style-name="L10">
        <text:list-item>
          <text:p text:style-name="P11">Subir los cambios al repositorio remoto.</text:p>
        </text:list-item>
      </text:list>
      <text:h text:style-name="Heading_20_2" text:outline-level="2">Ignorar archivos</text:h>
      <text:list text:style-name="L11">
        <text:list-item>
          <text:p text:style-name="P12">Crear en el repositorio local un fichero llamado <text:span text:style-name="T35">privado.txt</text:span>.</text:p>
        </text:list-item>
        <text:list-item>
          <text:p text:style-name="P12">Crear en el repositorio local una carpeta llamada <text:span text:style-name="T36">privada</text:span>.</text:p>
        </text:list-item>
        <text:list-item>
          <text:p text:style-name="P12">Realizar los cambios oportunos para que tanto el archivo como la carpeta sean ignorados por git.</text:p>
        </text:list-item>
      </text:list>
      <text:h text:style-name="Heading_20_2" text:outline-level="2">Añadir fichero 1.txt</text:h>
      <text:list text:style-name="L12">
        <text:list-item>
          <text:p text:style-name="P13">Añadir fichero <text:span text:style-name="T37">1.txt</text:span> al repositorio local.</text:p>
        </text:list-item>
      </text:list>
      <text:h text:style-name="Heading_20_2" text:outline-level="2">Crear el tag v0.1</text:h>
      <text:list text:style-name="L13">
        <text:list-item>
          <text:p text:style-name="P14">Crear un tag <text:span text:style-name="T38">v0.1</text:span>.</text:p>
        </text:list-item>
      </text:list>
      <text:h text:style-name="Heading_20_2" text:outline-level="2">Subir el tag v0.1</text:h>
      <text:list text:style-name="L14">
        <text:list-item>
          <text:p text:style-name="P15">Subir los cambios al repositorio remoto.</text:p>
        </text:list-item>
      </text:list>
      <text:h text:style-name="Heading_20_2" text:outline-level="2">Cuenta de GitHub</text:h>
      <text:list text:style-name="L15">
        <text:list-item>
          <text:p text:style-name="P16">Poner una foto en vuestro perfil de GitHub.</text:p>
        </text:list-item>
        <text:list-item>
          <text:p text:style-name="P16">Poner el doble factor de autentificación en vuestra cuenta de GitHub.</text:p>
        </text:list-item>
        <text:list-item>
          <text:p text:style-name="P16">Añadir (si no lo habéis hecho ya) la clave pública que se corresponde a tu ordenador.</text:p>
        </text:list-item>
      </text:list>
      <text:h text:style-name="Heading_20_2" text:outline-level="2">Uso social de GitHub</text:h>
      <text:list text:style-name="L16">
        <text:list-item>
          <text:p text:style-name="P17">Preguntar los nombres de usuario de GitHub de tus compañeros de clase, búscalos, y sigueles.</text:p>
        </text:list-item>
        <text:list-item>
          <text:p text:style-name="P17">Seguir los repositorios <text:span text:style-name="T39">campusciff</text:span> del resto de tus compañeros.</text:p>
        </text:list-item>
        <text:list-item>
          <text:p text:style-name="P17">Añadir una estrella a los repositorios <text:span text:style-name="T40">campusciff</text:span> del resto de tus compañeros.</text:p>
        </text:list-item>
      </text:list>
      <text:h text:style-name="Heading_20_2" text:outline-level="2">Crear una tabla</text:h>
      <text:list text:style-name="L17">
        <text:list-item>
          <text:p text:style-name="P18">Crear una tabla de este estilo en el fichero <text:span text:style-name="T41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18">
        <text:list-item>
          <text:p text:style-name="P19">Poner a <text:a xlink:type="simple" xlink:href="http://github.com/asanzdiego" office:name=""><text:span text:style-name="Definition">github.com/asanzdiego</text:span></text:a> como colaborador del repositorio <text:span text:style-name="T42">campuscif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